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4a)</text:p>
      <text:p text:style-name="Standard"/>
      <text:p text:style-name="Standard">14b)</text:p>
      <text:p text:style-name="Standard">Das linke Listing(synchronisierte Reihenfolge) verwendet keinen Systempuffer. Dabei blockieren P0 und P1 weil die „Gegenstelle“ noch nicht gesendet hat und keine Möglichkeit besteht die Daten zu puffern. Nachdem P1 und P2 kommuniziert haben wirkt der Broadcast wie eine Barriere, da die Anweisung blockiert bis alle den Broadcast durchgeführt haben. Danach können P0 und P1 kommunizieren.</text:p>
      <text:p text:style-name="Standard"><text:span text:style-name="T2">Beim</text:span><text:span text:style-name="T1"> </text:span><text:span text:style-name="T2">rechten Listing wird von Prozess 0 ein </text:span><text:span text:style-name="T1">MPI_Bcast</text:span><text:span text:style-name="T2"> abgesetzt, während die beiden anderen Prozesse noch nicht bis zu ihrer </text:span><text:span text:style-name="T1">MPI_Bcast-</text:span><text:span text:style-name="T2">Anweisung gekommen sind. Dabei wird das </text:span><text:span text:style-name="T1">MPI_Bcast</text:span><text:span text:style-name="T2">, das vor einem </text:span><text:span text:style-name="T1">MPI_Bcast </text:span><text:span text:style-name="T2">eines parallelen Prozesses abgesetzt wird, im Systempuffer des Senders oder des Empfängers zwischengespeichert bis das entsprechende </text:span><text:span text:style-name="T1">MPI_Bcast</text:span><text:span text:style-name="T2"> des empfangenden (wenn root dann sendenden) Prozesses ausgeführt wird und die Daten aus dem Puffer holt. An dieser Stelle könnte es zu einem Nichtdeterminismus kommen, wenn die </text:span><text:span text:style-name="T1">MPI_Send</text:span><text:span text:style-name="T2">-Anweisung aus P0 eine Datenabhängigkeit zum vorangehenden </text:span><text:span text:style-name="T1">MPI_Bcast</text:span><text:span text:style-name="T2"> hat und deshalb blockiert, die Daten aber nie ankommen, da </text:span><text:span text:style-name="T1">MPI_Bcast</text:span><text:span text:style-name="T2"> in P1 erst ausgeführt werden kann wenn P0 sein </text:span><text:span text:style-name="T1">MPI_Send</text:span><text:span text:style-name="T2"> abgesetzt 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Thomas Monninger</meta:initial-creator>
    <meta:creation-date>2009-11-30T10:33:25</meta:creation-date>
    <dc:creator>Thomas Monninger</dc:creator>
    <dc:date>2009-11-30T15:17:59</dc:date>
    <meta:editing-cycles>6</meta:editing-cycles>
    <meta:editing-duration>PT1H54M38S</meta:editing-duration>
    <meta:user-defined meta:name="Info 1"/>
    <meta:user-defined meta:name="Info 2"/>
    <meta:user-defined meta:name="Info 3"/>
    <meta:user-defined meta:name="Info 4"/>
    <meta:document-statistic meta:table-count="0" meta:image-count="0" meta:object-count="0" meta:page-count="1" meta:paragraph-count="4" meta:word-count="175" meta:character-count="1142"/>
  </office:meta>
</office:document-meta>
</file>